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, Helvetica, sans-serif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style:font-name="Arial1" fo:font-size="10.5pt" fo:letter-spacing="normal" fo:font-style="normal" fo:font-weight="normal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style:font-name="Arial1" fo:font-size="10.5pt" fo:letter-spacing="normal" fo:font-style="normal" fo:font-weight="normal" officeooo:rsid="001bd730" officeooo:paragraph-rsid="001bd730"/>
    </style:style>
    <style:style style:name="P3" style:family="paragraph" style:parent-style-name="Standard">
      <style:text-properties officeooo:rsid="001bd730" officeooo:paragraph-rsid="001bd730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reasury_Direct-3-2-2026</text:p>
      <text:p text:style-name="Standard"/>
      <text:p text:style-name="Standard"/>
      <text:p text:style-name="P4">Customer Number: 0006998611P</text:p>
      <text:p text:style-name="P4">Customer Name: Michael Kos</text:p>
      <text:p text:style-name="P4">Request Number: RQ-00157811</text:p>
      <text:p text:style-name="Standard"/>
      <text:p text:style-name="Standard"/>
      <text:p text:style-name="P1">call 844-284-2676 between the hours of 8:00 a.m. and 6:00 p.m. Eastern Time, Monday through Friday</text:p>
      <text:p text:style-name="P1"/>
      <text:p text:style-name="P2">Last correspondence Dec. 11<text:span text:style-name="T1">th </text:span><text:span text:style-name="T2">and 6 weeks is Jan. 23</text:span><text:span text:style-name="T1">rd</text:span><text:span text:style-name="T2"> . 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, Helvetica, sans-serif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8T17:59:36.602121645</meta:creation-date>
    <dc:date>2026-02-28T19:40:25.026478125</dc:date>
    <meta:editing-duration>PT1H40M48S</meta:editing-duration>
    <meta:editing-cycles>1</meta:editing-cycles>
    <meta:generator>LibreOffice/7.6.7.2$MacOSX_AARCH64 LibreOffice_project/dd47e4b30cb7dab30588d6c79c651f218165e3c5</meta:generator>
    <meta:document-statistic meta:table-count="0" meta:image-count="0" meta:object-count="0" meta:page-count="1" meta:paragraph-count="6" meta:word-count="38" meta:character-count="260" meta:non-whitespace-character-count="227"/>
  </office:meta>
</office:document-meta>
</file>